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eae1b" officeooo:paragraph-rsid="000eae1b"/>
    </style:style>
    <style:style style:name="P2" style:family="paragraph" style:parent-style-name="Text_20_body">
      <style:text-properties officeooo:rsid="0010a539" officeooo:paragraph-rsid="0010a539"/>
    </style:style>
    <style:style style:name="P3" style:family="paragraph" style:parent-style-name="Text_20_body">
      <style:text-properties officeooo:rsid="00121158" officeooo:paragraph-rsid="00121158"/>
    </style:style>
    <style:style style:name="P4" style:family="paragraph" style:parent-style-name="Text_20_body">
      <style:text-properties officeooo:rsid="00139358" officeooo:paragraph-rsid="00139358"/>
    </style:style>
    <style:style style:name="P5" style:family="paragraph" style:parent-style-name="Text_20_body">
      <style:text-properties officeooo:rsid="00146839" officeooo:paragraph-rsid="00146839"/>
    </style:style>
    <style:style style:name="P6" style:family="paragraph" style:parent-style-name="Heading_20_2">
      <style:text-properties officeooo:rsid="0010a539" officeooo:paragraph-rsid="0010a539"/>
    </style:style>
    <style:style style:name="T1" style:family="text">
      <style:text-properties officeooo:rsid="0010957f"/>
    </style:style>
    <style:style style:name="T2" style:family="text">
      <style:text-properties officeooo:rsid="00121158"/>
    </style:style>
    <style:style style:name="T3" style:family="text">
      <style:text-properties officeooo:rsid="00139358"/>
    </style:style>
    <style:style style:name="T4" style:family="text">
      <style:text-properties officeooo:rsid="00146839"/>
    </style:style>
    <style:style style:name="T5" style:family="text">
      <style:text-properties officeooo:rsid="0014e311"/>
    </style:style>
    <style:style style:name="T6" style:family="text">
      <style:text-properties officeooo:rsid="001556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uildserver</text:h>
      <text:h text:style-name="Heading_20_2" text:outline-level="2">Was ist ein Buildserver</text:h>
      <text:p text:style-name="P1">- <text:span text:style-name="T1">Dedizierter Server, auf welchem ein Dienst läuft, welcher automatisch (Nightlies), oder durch den Benutzer angestoßen, ein Softwareprojekt kompiliert</text:span></text:p>
      <text:p text:style-name="P5">- Meist direkt an eine Versionsverwaltung gekoppelt, welche den Buildprozess bei einem neuen Commit anstößt</text:p>
      <text:p text:style-name="P3">- Optional können im Anschluss automatisierte Tests durchgeführt werden</text:p>
      <text:p text:style-name="P3">- Die Buildchain kann beliebig erweitert <text:span text:style-name="T3">werden</text:span> <text:span text:style-name="T3">(Release/Debug Builds, Versionen, Zielsysteme, QA, Tests, usw.)</text:span></text:p>
      <text:p text:style-name="P2"/>
      <text:h text:style-name="P6" text:outline-level="2">Warum Buildserver</text:h>
      <text:p text:style-name="P2">- <text:span text:style-name="T2">Es ist sichergestellt, dass der Code immer mit der selben konfiguration Kompiliert wird</text:span></text:p>
      <text:p text:style-name="P3">- Es ist sichergestellt, dass <text:s/>(<text:span text:style-name="T3">z.B. </text:span>auf dem Masterbranch in Git) <text:span text:style-name="T3">immer Kompilierungsfähiger Code vorhanden ist</text:span></text:p>
      <text:p text:style-name="P4">- Bei großen Softwareprojekten <text:span text:style-name="T4">kann</text:span> die (meist) höhere Leistung der Server einen großen Unterschied bei der Kompilierungszeit ausmachen</text:p>
      <text:p text:style-name="P4">- <text:span text:style-name="T4">Sofortiger Feedback bei fehlerhaftem Code</text:span></text:p>
      <text:p text:style-name="P5">- Es kann ohne großen Aufwand ein bestimmter Stand gebaut werden, wenn der Kompilierte Code nicht sogar Archiviert <text:span text:style-name="T6">wurde</text:span>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09:17:07.845000000</meta:creation-date>
    <dc:date>2017-02-03T10:37:16.130000000</dc:date>
    <meta:editing-duration>PT6M45S</meta:editing-duration>
    <meta:editing-cycles>1</meta:editing-cycles>
    <meta:document-statistic meta:table-count="0" meta:image-count="0" meta:object-count="0" meta:page-count="1" meta:paragraph-count="12" meta:word-count="137" meta:character-count="990" meta:non-whitespace-character-count="864"/>
    <meta:generator>LibreOffice/5.3.0.3$Windows_X86_64 LibreOffice_project/7074905676c47b82bbcfbea1aeefc84afe1c50e1</meta:generator>
  </office:meta>
</office:document-meta>
</file>